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aa0d9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15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1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8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9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2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28" style:family="paragraph" style:parent-style-name="Standard">
      <style:text-properties fo:color="#000000" loext:opacity="100%" style:font-name="DejaVu Sans Mono" fo:font-size="12pt" fo:language="en" fo:country="US" style:text-underline-style="none" officeooo:rsid="001cb7b9" officeooo:paragraph-rsid="004717ee" style:letter-kerning="true" style:font-name-asian="Times New Roman1" style:font-size-asian="12pt" style:language-asian="ar" style:country-asian="SA"/>
    </style:style>
    <style:style style:name="P29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0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35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36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37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38" style:family="paragraph" style:parent-style-name="Standard">
      <style:text-properties officeooo:paragraph-rsid="004717ee"/>
    </style:style>
    <style:style style:name="P39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DejaVu Sans Mono"/>
    </style:style>
    <style:style style:name="P41" style:family="paragraph" style:parent-style-name="Standard">
      <style:text-properties style:font-name="DejaVu Sans Mono" style:text-underline-style="none" officeooo:rsid="004717ee" officeooo:paragraph-rsid="004717ee"/>
    </style:style>
    <style:style style:name="P42" style:family="paragraph" style:parent-style-name="Standard">
      <style:text-properties style:font-name="DejaVu Sans Mono" officeooo:paragraph-rsid="004717ee"/>
    </style:style>
    <style:style style:name="P43" style:family="paragraph" style:parent-style-name="Standard">
      <style:text-properties style:font-name="DejaVu Sans Mono" officeooo:paragraph-rsid="00476c53"/>
    </style:style>
    <style:style style:name="P44" style:family="paragraph" style:parent-style-name="Standard">
      <style:text-properties style:font-name="DejaVu Sans Mono" officeooo:paragraph-rsid="003db831"/>
    </style:style>
    <style:style style:name="P45" style:family="paragraph" style:parent-style-name="Standard">
      <style:text-properties style:font-name="DejaVu Sans Mono" officeooo:paragraph-rsid="0044256d"/>
    </style:style>
    <style:style style:name="P46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47" style:family="paragraph" style:parent-style-name="Standard">
      <style:text-properties style:font-name="DejaVu Sans Mono" officeooo:paragraph-rsid="00518417"/>
    </style:style>
    <style:style style:name="P48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9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50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51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52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53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54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55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56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57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58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5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60" style:family="paragraph" style:parent-style-name="Standard">
      <style:text-properties officeooo:paragraph-rsid="00553cc1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5" style:family="text">
      <style:text-properties fo:color="#000000" loext:opacity="100%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0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1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3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5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6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7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9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40" style:family="text">
      <style:text-properties style:text-position="super 58%" style:font-name-asian="Times New Roman1"/>
    </style:style>
    <style:style style:name="T41" style:family="text">
      <style:text-properties style:text-position="super 58%" style:font-name-asian="Times New Roman1" style:language-asian="ar" style:country-asian="SA"/>
    </style:style>
    <style:style style:name="T42" style:family="text">
      <style:text-properties officeooo:rsid="001e6dfd"/>
    </style:style>
    <style:style style:name="T43" style:family="text">
      <style:text-properties officeooo:rsid="001ef33b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463d6e"/>
    </style:style>
    <style:style style:name="T46" style:family="text">
      <style:text-properties style:font-name="DejaVu Sans Mono" style:text-underline-style="none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officeooo:rsid="00553cc1"/>
    </style:style>
    <style:style style:name="T50" style:family="text">
      <style:text-properties fo:font-weight="normal" officeooo:rsid="00553cc1" style:font-weight-asian="normal" style:font-weight-complex="normal"/>
    </style:style>
    <style:style style:name="T51" style:family="text">
      <style:text-properties style:font-name="DejaVu Sans Mono" officeooo:rsid="00553cc1"/>
    </style:style>
    <style:style style:name="T52" style:family="text">
      <style:text-properties officeooo:rsid="005850db"/>
    </style:style>
    <style:style style:name="T53" style:family="text">
      <style:text-properties officeooo:rsid="005aef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ero Juhani Keski-Valkama, MSc</text:p>
      <text:p text:style-name="P35">Hacker / Machine Learning Generalist / Innovator in Software</text:p>
      <text:p text:style-name="P36">20+ years of experience in software engineering, machine learning and leadership</text:p>
      <text:p text:style-name="P36"/>
      <text:p text:style-name="P34">tero.keski<text:span text:style-name="T45">v</text:span>alkama@<text:span text:style-name="T45">gmail.com</text:span></text:p>
      <text:p text:style-name="P1">+<text:span text:style-name="T42">41</text:span> <text:span text:style-name="T42">79 208 9540</text:span></text:p>
      <text:p text:style-name="P37"/>
      <text:p text:style-name="Standard"><text:span text:style-name="T32">Recommendations available in </text:span><text:a xlink:type="simple" xlink:href="https://fi.linkedin.com/in/terokeskivalkama" text:style-name="Internet_20_link" text:visited-style-name="Visited_20_Internet_20_Link"><text:span text:style-name="T37">LinkedIn</text:span></text:a><text:span text:style-name="T32">.</text:span></text:p>
      <text:p text:style-name="P37"/>
      <text:p text:style-name="P23">Degrees</text:p>
      <text:p text:style-name="P1"><text:tab/><text:span text:style-name="T44">Master of Science (technology)</text:span></text:p>
      <text:p text:style-name="P1"><text:tab/>Tampere University of Technology,</text:p>
      <text:p text:style-name="P1"><text:tab/>2008</text:p>
      <text:p text:style-name="P37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37"/>
      <text:p text:style-name="P1"><text:tab/>6 months of international studies:</text:p>
      <text:p text:style-name="P1"><text:tab/> Universiti Sains Malaysia</text:p>
      <text:p text:style-name="P37"/>
      <text:p text:style-name="P23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1"/>
      <text:p text:style-name="P23">Publications</text:p>
      <text:p text:style-name="P58"><text:tab/><text:span text:style-name="T50">Procedia Computer Science, December 2017:</text:span></text:p>
      <text:p text:style-name="P60"><text:span text:style-name="T35"><text:s text:c="6"/></text:span><text:a xlink:type="simple" xlink:href="https://dl.acm.org/doi/10.1016/j.procs.2017.11.168" text:style-name="Internet_20_link" text:visited-style-name="Visited_20_Internet_20_Link"><text:span text:style-name="T51">“A Simulator for Event-oriented Data in Flexible Assembly </text:span></text:a></text:p>
      <text:p text:style-name="P60"><text:span text:style-name="T51"><text:tab/> </text:span><text:a xlink:type="simple" xlink:href="https://dl.acm.org/doi/10.1016/j.procs.2017.11.168" text:style-name="Internet_20_link" text:visited-style-name="Visited_20_Internet_20_Link"><text:span text:style-name="T51">System Fault Prediction"</text:span></text:a></text:p>
      <text:p text:style-name="P1"><text:tab/>Master's thesis:</text:p>
      <text:p text:style-name="Standard"><text:span text:style-name="T33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8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"</text:span></text:a></text:p>
      <text:p text:style-name="P40"><text:span text:style-name="T36"><text:tab/></text:span><text:span text:style-name="T30">5 patents, 8+</text:span><text:span text:style-name="T31"> patent applications, several white papers, <text:tab/>scientific and corporate blog articles</text:span></text:p>
      <text:p text:style-name="P1"/>
      <text:p text:style-name="P23">Awards &amp; achievements</text:p>
      <text:p text:style-name="P40"><text:span text:style-name="T1"><text:tab/>1</text:span><text:span text:style-name="T40">st</text:span><text:span text:style-name="T1"> place in #IndustryHack / #CargoHack at #HackTheSea at <text:tab/><text:tab/><text:tab/>MacGregor, 2016</text:span></text:p>
      <text:p text:style-name="P40"><text:bookmark text:name="__DdeLink__207_1463925808"/><text:span text:style-name="T1"><text:tab/>3</text:span><text:span text:style-name="T41">rd</text:span><text:span text:style-name="T1"> place in #SpaceTyckiting @Futurice, 2016</text:span></text:p>
      <text:p text:style-name="P40"><text:span text:style-name="T1"><text:tab/>1</text:span><text:span text:style-name="T40">st</text:span><text:span text:style-name="T1"> place in #IndustryHack at #HackTheFactory at Fastems, 2015</text:span></text:p>
      <text:p text:style-name="P40"><text:bookmark text:name="__DdeLink__207_14639258081"/><text:span text:style-name="T1"><text:tab/>2</text:span><text:span text:style-name="T40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40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1"/>
      <text:p text:style-name="P22">Work experience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774432864768">
          <table:table-cell table:style-name="Table1.A1" office:value-type="string">
            <text:p text:style-name="P41"><text:span text:style-name="T9">D</text:span><text:span text:style-name="T1">ay Jobs</text:span></text:p>
            <text:p text:style-name="P16"/>
            <text:p text:style-name="P14">HERE <text:span text:style-name="T53">Switzerland GmbH</text:span></text:p>
            <text:p text:style-name="P19">Lead ML &amp; AI engineer</text:p>
            <text:p text:style-name="P43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42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15">Cybercom Finland Oy</text:p>
            <text:p text:style-name="P20">Software architect, advisory consultant, speaker, organizer</text:p>
            <text:p text:style-name="P43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46"/>
            <text:p text:style-name="P15">Nice-business Solutions Oy</text:p>
            <text:p text:style-name="P20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24"/>
            <text:p text:style-name="P42"><text:span text:style-name="T24">Elektrobit Oyj</text:span></text:p>
            <text:p text:style-name="P43"><text:span text:style-name="T26">Design engineer / </text:span><text:span text:style-name="T27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Finnpos Systems Oy</text:p>
            <text:p text:style-name="P20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15">Finnish Air Force</text:p>
            <text:p text:style-name="P20">Air Force Weather Corporal</text:p>
            <text:p text:style-name="P2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31">Side Hustles</text:p>
            <text:p text:style-name="P25"/>
            <text:p text:style-name="P39"><text:span text:style-name="T22">Sentido Emotions Technologies Ltd </text:span><text:span text:style-name="T23">&amp;</text:span><text:span text:style-name="T22"> Sentido X-Tech Ltd</text:span></text:p>
            <text:p text:style-name="P21">Chief Technology Officer (CTO), partner</text:p>
            <text:p text:style-name="P42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32">AI Morning</text:p>
            <text:p text:style-name="P30">Organizer</text:p>
            <text:p text:style-name="P42"><text:span text:style-name="T28">2017-10-01 – </text:span><text:span text:style-name="T29">2018-10-05 (part-time)</text:span></text:p>
            <text:p text:style-name="P9">Tampere, Finland</text:p>
            <text:p text:style-name="P38"><text:span text:style-name="T34">Being one of the main organizers of AI Morning (</text:span><text:a xlink:type="simple" xlink:href="http://aimorning.fi/" text:style-name="Internet_20_link" text:visited-style-name="Visited_20_Internet_20_Link"><text:span text:style-name="T46">http://aimorning.fi</text:span></text:a><text:span text:style-name="T34">), with over 100 guests</text:span></text:p>
            <text:p text:style-name="P28">in each event</text:p>
            <text:p text:style-name="P26"/>
            <text:p text:style-name="P33">Neter</text:p>
            <text:p text:style-name="P21">Founder</text:p>
            <text:p text:style-name="P42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29"/>
            <text:p text:style-name="P12">Kurikan Kaupunki</text:p>
            <text:p text:style-name="P18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2"><text:soft-page-break/>Kurikan Kaupunki</text:p>
            <text:p text:style-name="P18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2">Kurikan Kaupunki</text:p>
            <text:p text:style-name="P18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2">Kurikan Ryhti</text:p>
            <text:p text:style-name="P17">Web Developer / 3D Video Modeller / Print Advertisement Design<text:span text:style-name="T48">er</text:span></text:p>
            <text:p text:style-name="P4">01-01-1999 – 01-01-2001 <text:span text:style-name="T52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13">Savela Vartiointi</text:p>
            <text:p text:style-name="P17">Accounting Software Engineer</text:p>
            <text:p text:style-name="P6">01-01-1998 – 01-01-1999 <text:span text:style-name="T52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37"/>
      <text:p text:style-name="P1"/>
      <text:p text:style-name="P22">Positions of trust</text:p>
      <text:p text:style-name="P49">HERE Technologies: Patenting Mentor, 2020 –</text:p>
      <text:p text:style-name="P50"><text:tab/></text:p>
      <text:p text:style-name="P47"><text:span text:style-name="T18">HERE Technologies: </text:span><text:span text:style-name="T3">Machine Learning Competitions Organizer, </text:span><text:span text:style-name="T18">2020 –</text:span></text:p>
      <text:p text:style-name="P50"><text:tab/></text:p>
      <text:p text:style-name="P47"><text:span text:style-name="T18">HERE Technologies: </text:span><text:span text:style-name="T3">Site Representative, Switzerland, </text:span><text:span text:style-name="T18">2020 –</text:span></text:p>
      <text:p text:style-name="P51"/>
      <text:p text:style-name="P44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3">2018</text:span></text:p>
      <text:p text:style-name="P50"/>
      <text:p text:style-name="P47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52"/>
      <text:p text:style-name="P40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53"/>
      <text:p text:style-name="P45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40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23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55">German: basics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4-04T18:20:56.085301205</dc:date>
    <meta:print-date>2012-05-06T13:10:00</meta:print-date>
    <meta:editing-duration>PT1H31M53S</meta:editing-duration>
    <meta:editing-cycles>61</meta:editing-cycles>
    <meta:generator>LibreOffice/7.2.6.2$Linux_X86_64 LibreOffice_project/20$Build-2</meta:generator>
    <meta:document-statistic meta:table-count="1" meta:image-count="0" meta:object-count="0" meta:page-count="4" meta:paragraph-count="136" meta:word-count="598" meta:character-count="4773" meta:non-whitespace-character-count="4232"/>
  </office:meta>
</office:document-meta>
</file>